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От смях до сълзи на агония</text:p>
      <text:p text:style-name="Normal"/>
      <text:p text:style-name="Normal">Ирония към себе си, дарбата която малко хора притежават. Някой обаче слагат маска, за да прикрият истинската си самоличност. Тези хора са вълци в овчи кожа.</text:p>
      <text:p text:style-name="Normal"/>
      <text:p text:style-name="Normal">Когато те просветнат от злото, топлите им сърца стават студени.</text:p>
      <text:p text:style-name="Normal"/>
      <text:p text:style-name="Normal">Те ще направят всичко, за да те унижат, но ти няма да им се обидиш, защото ти си знаел стойността си преди те да осъзнаят своят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 boboychev</dc:creator>
    <meta:creation-date>2023-05-20T18:02:00Z</meta:creation-date>
    <dc:date>2023-10-25T09:42:00Z</dc:date>
    <meta:template xlink:href="Normal.dotm" xlink:type="simple"/>
    <meta:editing-cycles>9</meta:editing-cycles>
    <meta:editing-duration>PT600S</meta:editing-duration>
    <meta:document-statistic meta:page-count="1" meta:paragraph-count="1" meta:word-count="56" meta:character-count="380" meta:row-count="2" meta:non-whitespace-character-count="325"/>
  </office:meta>
</office:document-meta>
</file>